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71"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3" style:family="paragraph" style:parent-style-name="Standard">
      <style:text-properties style:font-name="Noto Sans Mono" fo:font-size="8pt" style:font-size-asian="8pt" style:font-size-complex="8pt"/>
    </style:style>
    <style:style style:name="P74" style:family="paragraph" style:parent-style-name="Standard">
      <style:text-properties style:font-name="Noto Sans Mono" fo:font-size="8pt" officeooo:rsid="014caf54" officeooo:paragraph-rsid="014caf54" style:font-size-asian="8pt" style:font-size-complex="8pt"/>
    </style:style>
    <style:style style:name="P75" style:family="paragraph" style:parent-style-name="Standard">
      <style:paragraph-properties fo:text-align="center" style:justify-single-word="false"/>
      <style:text-properties style:font-name="Noto Sans Mono" fo:font-size="8pt" officeooo:rsid="014caf54" officeooo:paragraph-rsid="014caf54" style:font-size-asian="8pt" style:font-size-complex="8pt"/>
    </style:style>
    <style:style style:name="P76" style:family="paragraph" style:parent-style-name="Standard">
      <style:paragraph-properties fo:text-align="center" style:justify-single-word="false"/>
      <style:text-properties style:font-name="Noto Sans Mono" fo:font-size="8pt" officeooo:rsid="014f6884" officeooo:paragraph-rsid="014f6884" style:font-size-asian="8pt" style:font-size-complex="8pt"/>
    </style:style>
    <style:style style:name="P77"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P79" style:family="paragraph" style:parent-style-name="Standard">
      <style:paragraph-properties fo:text-align="start" style:justify-single-word="false"/>
      <style:text-properties style:font-name="Noto Sans Mono" fo:font-size="8pt" officeooo:rsid="01589b68" officeooo:paragraph-rsid="01589b68" style:font-size-asian="8pt" style:font-size-complex="8pt"/>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14caf54" style:font-style-asian="normal" style:font-style-complex="normal"/>
    </style:style>
    <style:style style:name="T57" style:family="text">
      <style:text-properties fo:font-style="normal" officeooo:rsid="01515047" style:font-style-asian="normal" style:font-style-complex="normal"/>
    </style:style>
    <style:style style:name="T58" style:family="text">
      <style:text-properties fo:font-style="normal" officeooo:rsid="01518375" style:font-style-asian="normal" style:font-style-complex="normal"/>
    </style:style>
    <style:style style:name="T59" style:family="text">
      <style:text-properties fo:font-style="normal" officeooo:rsid="0151ee9e" style:font-style-asian="normal" style:font-style-complex="normal"/>
    </style:style>
    <style:style style:name="T60" style:family="text">
      <style:text-properties fo:font-style="normal" officeooo:rsid="015316e8" style:font-style-asian="normal" style:font-style-complex="normal"/>
    </style:style>
    <style:style style:name="T61" style:family="text">
      <style:text-properties fo:font-style="normal" officeooo:rsid="015433d6" style:font-style-asian="normal" style:font-style-complex="normal"/>
    </style:style>
    <style:style style:name="T62" style:family="text">
      <style:text-properties fo:font-style="normal" officeooo:rsid="015544d7" style:font-style-asian="normal" style:font-style-complex="normal"/>
    </style:style>
    <style:style style:name="T63" style:family="text">
      <style:text-properties officeooo:rsid="01424feb"/>
    </style:style>
    <style:style style:name="T64" style:family="text">
      <style:text-properties officeooo:rsid="01436c1a"/>
    </style:style>
    <style:style style:name="T65" style:family="text">
      <style:text-properties officeooo:rsid="01448daf"/>
    </style:style>
    <style:style style:name="T66" style:family="text">
      <style:text-properties officeooo:rsid="0146692d"/>
    </style:style>
    <style:style style:name="T67" style:family="text">
      <style:text-properties officeooo:rsid="014706b2"/>
    </style:style>
    <style:style style:name="T68" style:family="text">
      <style:text-properties fo:font-weight="normal" style:font-weight-asian="normal" style:font-weight-complex="normal"/>
    </style:style>
    <style:style style:name="T69" style:family="text">
      <style:text-properties fo:font-weight="normal" officeooo:rsid="014beb8e" style:font-weight-asian="normal" style:font-weight-complex="normal"/>
    </style:style>
    <style:style style:name="T70" style:family="text">
      <style:text-properties fo:font-weight="normal" officeooo:rsid="014c1a49" style:font-weight-asian="normal" style:font-weight-complex="normal"/>
    </style:style>
    <style:style style:name="T71" style:family="text">
      <style:text-properties officeooo:rsid="0147b0a7"/>
    </style:style>
    <style:style style:name="T72" style:family="text">
      <style:text-properties officeooo:rsid="0148ef8e"/>
    </style:style>
    <style:style style:name="T73" style:family="text">
      <style:text-properties fo:font-size="11pt" style:font-size-asian="11pt" style:font-size-complex="11pt"/>
    </style:style>
    <style:style style:name="T74" style:family="text">
      <style:text-properties officeooo:rsid="014beb8e"/>
    </style:style>
    <style:style style:name="T75" style:family="text">
      <style:text-properties officeooo:rsid="014c1a49"/>
    </style:style>
    <style:style style:name="T76" style:family="text">
      <style:text-properties officeooo:rsid="014ca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9"/>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70"><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64">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65">One of my goals going forward will be to simplify its formatting, which could hopefully make things easier if I need to change it again.</text:span></text:p>
      <text:p text:style-name="P62"><text:s text:c="3"/>I <text:span text:style-name="T6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64">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64">and getting rejected </text:span>again, but perhaps more tragically, imagined her warning me that she had a date coming to her performance tonight <text:span text:style-name="T64">(and visualized an attempted subsequent witholding of my love for her</text:span>.<text:span text:style-name="T64">)</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63">I closed my project from eleven years ago, acknowledged the dust cloud around me and wrote in my journal until 11:1</text:span><text:span text:style-name="T66">8</text:span><text:span text:style-name="T63">. . .I grabbed a banana + a third coffee and drove to Hannah's house, where she was standing on the corner, talking on the phone. "I can't hear you very well," she said to who I </text:span><text:soft-page-break/><text:span text:style-name="T63">correctly presumed was her mom. "Let me call you when I get my car back."</text:span></text:p>
      <text:p text:style-name="P63"><text:s text:c="3"/>We drove down Brevard Rd. to the Nissan dealership. She thanked me for the ride and told me to let her know when she could return the favor. "Don't wait until the end to get all your maintenance done," she said.</text:p>
      <text:p text:style-name="P63"><text:s text:c="3"/>I said, "Well, I hope it's not the end! Let me know if you need any help before the show."</text:p>
      <text:p text:style-name="P63"><text:s text:c="3"/>"I'll see you there," she said, probably because I had already announced my excited plans to walk. "And I'll find out if there's a guest list and put you on there."</text:p>
      <text:p text:style-name="P6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63"/>
      <text:p text:style-name="P6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63"/>
      <text:p text:style-name="P63"/>
      <text:p text:style-name="P63"/>
      <text:p text:style-name="P64">/ / /</text:p>
      <text:p text:style-name="P65">. . .</text:p>
      <text:p text:style-name="P63"/>
      <text:p text:style-name="P63">I ate my banana, changed into <text:span text:style-name="T67">one of the</text:span> Moves shirt<text:span text:style-name="T67">s</text:span>, put on my hat and <text:span text:style-name="T67">stuck</text:span> a stem behind my upper lip. I went to the fridge and grabbed <text:span text:style-name="T72">a handful</text:span> of grapes <text:span text:style-name="T67">+</text:span> a plum, left the house and ate everything while walking <text:span text:style-name="T67">Brevard Rd</text:span>.</text:p>
      <text:p text:style-name="P63"><text:s text:c="3"/>I went to a guitar shop, a book store, had a pee at Community and returned someone's Nalgene. I walked down the hill, meditating on “<text:span text:style-name="T73">I</text:span>…” turned right at Hilliard, felt conflicted over which of my two usual ways to go and noticed a tennis tournament <text:span text:style-name="T72">up on the hill</text:span>.</text:p>
      <text:p text:style-name="P63"><text:s text:c="3"/>I sat in the stands <text:span text:style-name="T67">for a while, then</text:span> under two trees in the park. <text:span text:style-name="T67">I</text:span> kept walking, climbed a tree and went to FBFC, where they were playing Cripple Creek. I bought a plum <text:span text:style-name="T67">for 87 cents</text:span>, walked up <text:span text:style-name="T72">Biltmore</text:span>, checked out the beginnings of a market <text:span text:style-name="T72">near Vance Monument </text:span>and turned toward Pritchard.</text:p>
      <text:p text:style-name="P63"><text:s text:c="3"/>I knew I would need to eat soon and decided I would sit and think about the option with the <text:span text:style-name="T67">absolute </text:span>least possible fuss. When I got to the park, I saw a sign that said, FREE VEGAN INDIAN FOOD, and I thought, “I did it!” With John's <text:span text:style-name="T67">hyper-eager</text:span> encouragement, I had two bowls of rice with dal, cilantro and extra spice.</text:p>
      <text:p text:style-name="P63"><text:s text:c="3"/>John <text:span text:style-name="T72">excitedly </text:span>asked me about my life while I ate and then brought over <text:span text:style-name="T6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63"/>
      <text:p text:style-name="P64"><text:soft-page-break/>. . .</text:p>
      <text:p text:style-name="P63"/>
      <text:p text:style-name="P6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67">day and </text:span>life.</text:p>
      <text:p text:style-name="P63"><text:s text:c="3"/>I took my mug inside, checked out the drum circle, sat on a bench and wrote in my phone journal until 6:38. . .I walked around the corner to the church. Jane was standing <text:span text:style-name="T67">under</text:span> the front columns saying, “This is Ross! He's on the list!”</text:p>
      <text:p text:style-name="P63"><text:s text:c="3"/>She escorted me to the green room, where I had two peanut butter cups and an enthusiastic hug from Hannah, <text:span text:style-name="T71">who was wearing</text:span> a beautiful flowing green dress. At five til, I took a seat and then <text:span text:style-name="T71">relocated</text:span> two more times, moving closer to the <text:span text:style-name="T72">stage and the door near the greenroom</text:span>.</text:p>
      <text:p text:style-name="P6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63"/>
      <text:p text:style-name="P64">. . .</text:p>
      <text:p text:style-name="P64"/>
      <text:p text:style-name="P66">I looked over to Hannah’s friends when Nicholas Edward Williams started playing and she wasn’t there, which gave me a good feeling. Sure enough, she came through the side door with a bag of tropical Skittles and sat next to me, disappear<text:span text:style-name="T72">ing</text:span> a couple times as expected but <text:span text:style-name="T72">always</text:span> returning. I wanted so bad to put a hand out for her, but also <text:soft-page-break/>didn’t want <text:span text:style-name="T71">that first moment</text:span> to be in a church, <text:span text:style-name="T71">for her sake</text:span>.</text:p>
      <text:p text:style-name="P66"><text:s text:c="3"/>We loitered and socialized, packed up, walked Jane to her car. Hannah said, “You riding with me?” and I said sure. We were clearly tired. She took Patton Avenue and I said I could just walk home from her house. She said, “Oh, I’m going the wrong way!”</text:p>
      <text:p text:style-name="P66"><text:s text:c="3"/>I helped her load in her guitar and when she complained about me helping too much, I said it was good for her. She said something along the lines of, “Are you trying to reform me in my old years?”</text:p>
      <text:p text:style-name="P66"><text:s text:c="3"/>I said, “I’m trying to change you!”</text:p>
      <text:p text:style-name="P66"><text:s text:c="3"/>We hugged a couple times and I left her house with a heavy heart. I walked up to the Country Club and had an Athletic with Drew, Lyric and Chad, then walked home, sat at my desktop in the dark and wrote in my journal.</text:p>
      <text:p text:style-name="P66"/>
      <text:p text:style-name="P67">. . .</text:p>
      <text:p text:style-name="P68"/>
      <text:p text:style-name="P68">I went to bed around midnight, thinking I needed to either dump emotions onto Hannah or withdrawl myself completely. I slept til 4:30AM and woke in disbelief of how <text:span text:style-name="T74">dark</text:span> it was. I wanted to sleep all day, but couldn’t get started until the sun came up. </text:p>
      <text:p text:style-name="P68"/>
      <text:p text:style-name="P71">VII.XIII</text:p>
      <text:p text:style-name="P72"><text:span text:style-name="T68"/></text:p>
      <text:p text:style-name="P72"><text:span text:style-name="T6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69">3</text:span><text:span text:style-name="T68">4.</text:span></text:p>
      <text:p text:style-name="P72"><text:soft-page-break/><text:span text:style-name="T68"/></text:p>
      <text:p text:style-name="P72"><text:span text:style-name="T68">I’m going to say the craziest thing: I think I am excited to be heartbroken. My mushroom meditation walk had been a beautiful experiment in postponing those feelings as long as I could, as I couldn’t have possibly watched Hannah’s performance </text:span><text:span text:style-name="T69">with</text:span><text:span text:style-name="T68"> that mindset, but I did feel it coming. It wasn’t until saying goodbye at her house that I knew it was upon me.</text:span></text:p>
      <text:p text:style-name="P72"><text:span text:style-name="T68"><text:s text:c="3"/>It even seemed like when I said, “Hit me up if you want to go for a walk in the next couple days,” that she——</text:span><text:span text:style-name="T69">as she was standing in her doorway——</text:span><text:span text:style-name="T68">gave me a funny look. </text:span><text:span text:style-name="T69">M</text:span><text:span text:style-name="T68">aybe it’s not totally heartbreak, but a feeling that I need to let her make the next move </text:span><text:span text:style-name="T69">(</text:span><text:span text:style-name="T68">like not even texting or sending reels.</text:span><text:span text:style-name="T69">)</text:span></text:p>
      <text:p text:style-name="P73"><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75">I took a poop, laid in bed and immediately texted Hannah, “You sounded beautiful last night and I feel a little rude because you asked me what I was up to this week and I didn't ask you,” and then, “</text:span>Also I like your green dress. . .” <text:span text:style-name="T76">We laughed about the guy who thought it was the same dress from the album cover and my mood changed </text:span><text:span text:style-name="T54">completely</text:span><text:span text:style-name="T56">. I scrolled on my phone and wrote in my journal at 11:35.</text:span></text:p>
      <text:p text:style-name="P73"><text:span text:style-name="T56"/></text:p>
      <text:p text:style-name="P74"><text:span text:style-name="T55">I still plan on being lazy today and am even more excited about it.</text:span></text:p>
      <text:p text:style-name="P74"><text:span text:style-name="T55"/></text:p>
      <text:p text:style-name="P75"><text:span text:style-name="T55">/ / /</text:span></text:p>
      <text:p text:style-name="P77"><text:span text:style-name="T55">I laid in bed until I was hungry, went downstairs with a brownie bar, made a cup of coffee, talked with Erica about all the places she </text:span><text:span text:style-name="T61">had </text:span><text:span text:style-name="T55">lived in Durham and Cary, made another cup, came upstairs, transcribed seven 2021 entries and wrote in my journal at 1:36. . .</text:span><text:span text:style-name="T57">I laid in bed a long time, transcribed five more entries and wrote at 3:01. . .</text:span><text:span text:style-name="T58">I transcribed a couple more entries, made peas n’ noodles and laid down to take a nap.</text:span></text:p>
      <text:p text:style-name="P78"><text:span text:style-name="T58"><text:s text:c="3"/>I scrolled to my 6:15 alarm, and, as soon as I </text:span><text:span text:style-name="T61">had</text:span><text:span text:style-name="T58"> engaged it, got a call from Wyndham, </text:span><text:span text:style-name="T60">who</text:span><text:span text:style-name="T58"> said he’</text:span><text:span text:style-name="T62">d</text:span><text:span text:style-name="T58"> <text:s/>messed up and forgot to put Charlie in her crate, that he owed me one, so, I drove down, spent a while looking for </text:span><text:span text:style-name="T62">the</text:span><text:span text:style-name="T58"> pink Kong, filled it with peanut butter, </text:span><text:span text:style-name="T62">put it in the crate with Charlie the Dog</text:span><text:span text:style-name="T58">, drove to Izzy’s, ordered a cortado, came home, sat at my computer and wrote in my journal </text:span><text:span text:style-name="T59">until 5:30.</text:span></text:p>
      <text:p text:style-name="P78"><text:span text:style-name="T59"/></text:p>
      <text:p text:style-name="P76"><text:span text:style-name="T59">. . .</text:span></text:p>
      <text:p text:style-name="P78"><text:span text:style-name="T59"/></text:p>
      <text:p text:style-name="P78"><text:span text:style-name="T59">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span></text:p>
      <text:p text:style-name="P78"><text:span text:style-name="T59"><text:s text:c="3"/>As I was walking up, I realized I was a half hour early, so I said hello to Rocket (Pocket?,) sat in a chair with him and wrote on my phone journal until Justin pulled up at 7:00.</text:span></text:p>
      <text:p text:style-name="P78"><text:span text:style-name="T59"/></text:p>
      <text:p text:style-name="P76"><text:soft-page-break/><text:span text:style-name="T59">. . .</text:span></text:p>
      <text:p text:style-name="P78"><text:span text:style-name="T59"/></text:p>
      <text:p text:style-name="P79"><text:span text:style-name="T59">W</text:span><text:span text:style-name="T55">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practice dates, appreciated the design for her Bruce &amp; Neville Records T-shirt and wrote in my journal until 11:21.</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3T23:21:49.822758920</dc:date>
    <meta:editing-duration>P6DT23H45M40S</meta:editing-duration>
    <meta:editing-cycles>248</meta:editing-cycles>
    <meta:generator>LibreOffice/7.3.7.2$Linux_X86_64 LibreOffice_project/30$Build-2</meta:generator>
    <meta:print-date>2024-07-13T11:37:56.338796505</meta:print-date>
    <meta:document-statistic meta:table-count="0" meta:image-count="0" meta:object-count="0" meta:page-count="18" meta:paragraph-count="160" meta:word-count="4413" meta:character-count="23192" meta:non-whitespace-character-count="18738"/>
  </office:meta>
</office:document-meta>
</file>